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2cm"/>
    </style:style>
    <style:style style:name="co2" style:family="table-column">
      <style:table-column-properties fo:break-before="auto" style:column-width="7.38cm"/>
    </style:style>
    <style:style style:name="co3" style:family="table-column">
      <style:table-column-properties fo:break-before="auto" style:column-width="2.84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65cm"/>
    </style:style>
    <style:style style:name="co6" style:family="table-column">
      <style:table-column-properties fo:break-before="auto" style:column-width="7.525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2.731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position="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precision-as-shown="true"/>
      <table:table table:name="ByFileNa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ce3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Title</text:p>
          </table:table-cell>
          <table:table-cell table:style-name="ce2" office:value-type="string" calcext:value-type="string">
            <text:p>C++For.BAS</text:p>
          </table:table-cell>
          <table:table-cell table:style-name="ce2" office:value-type="string" calcext:value-type="string">
            <text:p>C++For.SPC</text:p>
          </table:table-cell>
          <table:table-cell table:style-name="ce2" office:value-type="string" calcext:value-type="string">
            <text:p>C++For.OOT</text:p>
          </table:table-cell>
          <table:table-cell table:style-name="ce2" office:value-type="string" calcext:value-type="string">
            <text:p>C++For.STL</text:p>
          </table:table-cell>
          <table:table-cell table:style-name="ce2" office:value-type="string" calcext:value-type="string">
            <text:p>C++For.PTC</text:p>
          </table:table-cell>
          <table:table-cell table:style-name="ce2" office:value-type="string" calcext:value-type="string">
            <text:p>C++For.EXC</text:p>
          </table:table-cell>
          <table:table-cell table:style-name="ce2" office:value-type="string" calcext:value-type="string">
            <text:p>C++For.RES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ClassToMemoryMapping</text:p>
          </table:table-cell>
          <table:table-cell office:value-type="string" calcext:value-type="string">
            <text:p>Class to Memory Mapp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tainerImplementations</text:p>
          </table:table-cell>
          <table:table-cell office:value-type="string" calcext:value-type="string">
            <text:p>Container Implemementation Techniqu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amondShapedInheritance</text:p>
          </table:table-cell>
          <table:table-cell office:value-type="string" calcext:value-type="string">
            <text:p>Diamond-Shaped Inheritanc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ample-ClassDesign</text:p>
          </table:table-cell>
          <table:table-cell office:value-type="string" calcext:value-type="string">
            <text:p>Examples – Classes and Relation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ample-OpenClosePrinciple</text:p>
          </table:table-cell>
          <table:table-cell office:value-type="string" calcext:value-type="string">
            <text:p>Example – “Open Close”-Principl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ceptionBasics</text:p>
          </table:table-cell>
          <table:table-cell office:value-type="string" calcext:value-type="string">
            <text:p>Exception Basic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ceptionDetails</text:p>
          </table:table-cell>
          <table:table-cell office:value-type="string" calcext:value-type="string">
            <text:p>Exception Detail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ecutionModell</text:p>
          </table:table-cell>
          <table:table-cell office:value-type="string" calcext:value-type="string">
            <text:p>Generalized Execution Model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idingPrinciples</text:p>
          </table:table-cell>
          <table:table-cell office:value-type="string" calcext:value-type="string">
            <text:p>Guiding Princip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OStreamBasics</text:p>
          </table:table-cell>
          <table:table-cell office:value-type="string" calcext:value-type="string">
            <text:p>I/O-Stream Basic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ltipleInheritance</text:p>
          </table:table-cell>
          <table:table-cell office:value-type="string" calcext:value-type="string">
            <text:p>Multiple Inheritance and Virtual Base Class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ametrizedTypesAndSizes</text:p>
          </table:table-cell>
          <table:table-cell office:value-type="string" calcext:value-type="string">
            <text:p>Parametrizing Types and Size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ucingCodeBloat</text:p>
          </table:table-cell>
          <table:table-cell office:value-type="string" calcext:value-type="string">
            <text:p>Reducing Code Bloa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sourceManagement</text:p>
          </table:table-cell>
          <table:table-cell office:value-type="string" calcext:value-type="string">
            <text:p>Classic Resource Management vs. RAII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untimeTypeIdentification</text:p>
          </table:table-cell>
          <table:table-cell office:value-type="string" calcext:value-type="string">
            <text:p>Run-time Type Identificaltio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artPointers</text:p>
          </table:table-cell>
          <table:table-cell office:value-type="string" calcext:value-type="string">
            <text:p>Smart Pointer Compariso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L-AssociativeContainers</text:p>
          </table:table-cell>
          <table:table-cell office:value-type="string" calcext:value-type="string">
            <text:p>STL – Associative Container Class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L-ContainerIterators</text:p>
          </table:table-cell>
          <table:table-cell office:value-type="string" calcext:value-type="string">
            <text:p>STL – Container Iterator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L-IteratorCategories</text:p>
          </table:table-cell>
          <table:table-cell office:value-type="string" calcext:value-type="string">
            <text:p>STL – Iterator Categorie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L-IteratorDetails</text:p>
          </table:table-cell>
          <table:table-cell office:value-type="string" calcext:value-type="string">
            <text:p>STL – Iterator Detail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L-IteratorUsages</text:p>
          </table:table-cell>
          <table:table-cell office:value-type="string" calcext:value-type="string">
            <text:p>STL – Iterator Usage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L-SequenceContainers</text:p>
          </table:table-cell>
          <table:table-cell office:value-type="string" calcext:value-type="string">
            <text:p>STL – Sequence Container Class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ringBasics</text:p>
          </table:table-cell>
          <table:table-cell office:value-type="string" calcext:value-type="string">
            <text:p>Standard Strings 10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mplateBasics</text:p>
          </table:table-cell>
          <table:table-cell office:value-type="string" calcext:value-type="string">
            <text:p>Template Basic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ypeBasedBranching</text:p>
          </table:table-cell>
          <table:table-cell office:value-type="string" calcext:value-type="string">
            <text:p>Type-based Multiway Branchi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ML-ClassesAndRelations</text:p>
          </table:table-cell>
          <table:table-cell office:value-type="string" calcext:value-type="string">
            <text:p>UML – Classes and Relation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 table:number-rows-repeated="104854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yTitle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7" table:default-cell-style-name="ce3"/>
        <table:table-column table:style-name="co8" table:number-columns-repeated="2" table:default-cell-style-name="ce3"/>
        <table:table-row table:style-name="ro3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Title</text:p>
          </table:table-cell>
          <table:table-cell table:style-name="ce2" office:value-type="string" calcext:value-type="string">
            <text:p>C++For.BAS</text:p>
          </table:table-cell>
          <table:table-cell table:style-name="ce2" office:value-type="string" calcext:value-type="string">
            <text:p>C++For.SPC</text:p>
          </table:table-cell>
          <table:table-cell table:style-name="ce2" office:value-type="string" calcext:value-type="string">
            <text:p>C++For.OOT</text:p>
          </table:table-cell>
          <table:table-cell table:style-name="ce2" office:value-type="string" calcext:value-type="string">
            <text:p>C++For.STL</text:p>
          </table:table-cell>
          <table:table-cell table:style-name="ce2" office:value-type="string" calcext:value-type="string">
            <text:p>C++For.PTC</text:p>
          </table:table-cell>
          <table:table-cell table:style-name="ce2" office:value-type="string" calcext:value-type="string">
            <text:p>C++For.EXC</text:p>
          </table:table-cell>
          <table:table-cell table:style-name="ce2" office:value-type="string" calcext:value-type="string">
            <text:p>C++For.RES</text:p>
          </table:table-cell>
        </table:table-row>
        <table:table-row table:style-name="ro2">
          <table:table-cell office:value-type="string" calcext:value-type="string">
            <text:p>ClassToMemoryMapping</text:p>
          </table:table-cell>
          <table:table-cell office:value-type="string" calcext:value-type="string">
            <text:p>Class to Memory Mapp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tainerImplementations</text:p>
          </table:table-cell>
          <table:table-cell office:value-type="string" calcext:value-type="string">
            <text:p>Container Implemementation Techniqu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amondShapedInheritance</text:p>
          </table:table-cell>
          <table:table-cell office:value-type="string" calcext:value-type="string">
            <text:p>Diamond-Shaped Inheritanc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ample-ClassDesign</text:p>
          </table:table-cell>
          <table:table-cell office:value-type="string" calcext:value-type="string">
            <text:p>Examples – Classes and Relation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ample-OpenClosePrinciple</text:p>
          </table:table-cell>
          <table:table-cell office:value-type="string" calcext:value-type="string">
            <text:p>Example – “Open Close”-Principl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ceptionBasics</text:p>
          </table:table-cell>
          <table:table-cell office:value-type="string" calcext:value-type="string">
            <text:p>Exception Basic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xceptionDetails</text:p>
          </table:table-cell>
          <table:table-cell office:value-type="string" calcext:value-type="string">
            <text:p>Exception Detail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xecutionModell</text:p>
          </table:table-cell>
          <table:table-cell office:value-type="string" calcext:value-type="string">
            <text:p>Generalized Execution Model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uidingPrinciples</text:p>
          </table:table-cell>
          <table:table-cell office:value-type="string" calcext:value-type="string">
            <text:p>Guiding Princip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OStreamBasics</text:p>
          </table:table-cell>
          <table:table-cell office:value-type="string" calcext:value-type="string">
            <text:p>I/O-Stream Basic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ltipleInheritance</text:p>
          </table:table-cell>
          <table:table-cell office:value-type="string" calcext:value-type="string">
            <text:p>Multiple Inheritance and Virtual Base Class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ametrizedTypesAndSizes</text:p>
          </table:table-cell>
          <table:table-cell office:value-type="string" calcext:value-type="string">
            <text:p>Parametrizing Types and Siz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ducingCodeBloat</text:p>
          </table:table-cell>
          <table:table-cell office:value-type="string" calcext:value-type="string">
            <text:p>Reducing Code Bloa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ourceManagement</text:p>
          </table:table-cell>
          <table:table-cell office:value-type="string" calcext:value-type="string">
            <text:p>Classic Resource Management vs. RAII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untimeTypeIdentification</text:p>
          </table:table-cell>
          <table:table-cell office:value-type="string" calcext:value-type="string">
            <text:p>Run-time Type Identificaltio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martPointers</text:p>
          </table:table-cell>
          <table:table-cell office:value-type="string" calcext:value-type="string">
            <text:p>Smart Pointer Comparison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TL-AssociativeContainers</text:p>
          </table:table-cell>
          <table:table-cell office:value-type="string" calcext:value-type="string">
            <text:p>STL – Associative Container Class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L-ContainerIterators</text:p>
          </table:table-cell>
          <table:table-cell office:value-type="string" calcext:value-type="string">
            <text:p>STL – Container Iterator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L-IteratorCategories</text:p>
          </table:table-cell>
          <table:table-cell office:value-type="string" calcext:value-type="string">
            <text:p>STL – Iterator Categorie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L-IteratorDetails</text:p>
          </table:table-cell>
          <table:table-cell office:value-type="string" calcext:value-type="string">
            <text:p>STL – Iterator Detail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L-IteratorUsages</text:p>
          </table:table-cell>
          <table:table-cell office:value-type="string" calcext:value-type="string">
            <text:p>STL – Iterator Usage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L-SequenceContainers</text:p>
          </table:table-cell>
          <table:table-cell office:value-type="string" calcext:value-type="string">
            <text:p>STL – Sequence Container Class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Basics</text:p>
          </table:table-cell>
          <table:table-cell office:value-type="string" calcext:value-type="string">
            <text:p>Standard Strings 10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mplateBasics</text:p>
          </table:table-cell>
          <table:table-cell office:value-type="string" calcext:value-type="string">
            <text:p>Template Basic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ypeBasedBranching</text:p>
          </table:table-cell>
          <table:table-cell office:value-type="string" calcext:value-type="string">
            <text:p>Type-based Multiway Branchi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ML-ClassesAndRelations</text:p>
          </table:table-cell>
          <table:table-cell office:value-type="string" calcext:value-type="string">
            <text:p>UML – Classes and Relation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table table:name="ByChapter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7" table:default-cell-style-name="ce6"/>
        <table:table-column table:style-name="co8" table:number-columns-repeated="2" table:default-cell-style-name="ce6"/>
        <table:table-row table:style-name="ro4">
          <table:table-cell table:style-name="ce4" office:value-type="string">
            <text:p>File Name</text:p>
          </table:table-cell>
          <table:table-cell table:style-name="ce4" office:value-type="string">
            <text:p>Title</text:p>
          </table:table-cell>
          <table:table-cell table:style-name="ce5" office:value-type="string">
            <text:p>C++For.BAS</text:p>
          </table:table-cell>
          <table:table-cell table:style-name="ce5" office:value-type="string">
            <text:p>C++For.SPC</text:p>
          </table:table-cell>
          <table:table-cell table:style-name="ce5" office:value-type="string">
            <text:p>C++For.OOT</text:p>
          </table:table-cell>
          <table:table-cell table:style-name="ce5" office:value-type="string">
            <text:p>C++For.STL</text:p>
          </table:table-cell>
          <table:table-cell table:style-name="ce5" office:value-type="string">
            <text:p>C++For.PTC</text:p>
          </table:table-cell>
          <table:table-cell table:style-name="ce5" office:value-type="string">
            <text:p>C++For.EXC</text:p>
          </table:table-cell>
          <table:table-cell table:style-name="ce5" office:value-type="string">
            <text:p>C++For.RES</text:p>
          </table:table-cell>
        </table:table-row>
        <table:table-row table:style-name="ro2">
          <table:table-cell office:value-type="string">
            <text:p>StringBasics</text:p>
          </table:table-cell>
          <table:table-cell office:value-type="string">
            <text:p>Standard Strings 10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IOStreamBasics</text:p>
          </table:table-cell>
          <table:table-cell office:value-type="string">
            <text:p>I/O-Stream Basic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string">
            <text:p>ParametrizedTypesAndSizes</text:p>
          </table:table-cell>
          <table:table-cell office:value-type="string">
            <text:p>Parametrizing Types and Sizes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string">
            <text:p>ExecutionModell</text:p>
          </table:table-cell>
          <table:table-cell office:value-type="string">
            <text:p>Generalized Execution Modell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lassToMemoryMapping</text:p>
          </table:table-cell>
          <table:table-cell office:value-type="string">
            <text:p>Class to Memory Mapping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ontainerImplementations</text:p>
          </table:table-cell>
          <table:table-cell office:value-type="string">
            <text:p>Container Implemementation Techniques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RuntimeTypeIdentification</text:p>
          </table:table-cell>
          <table:table-cell office:value-type="string">
            <text:p>Run-time Type Identificaltion</text:p>
          </table:table-cell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TypeBasedBranching</text:p>
          </table:table-cell>
          <table:table-cell office:value-type="string">
            <text:p>Type-based Multiway Branching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GuidingPrinciples</text:p>
          </table:table-cell>
          <table:table-cell office:value-type="string">
            <text:p>Guiding Principle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UML-ClassesAndRelations</text:p>
          </table:table-cell>
          <table:table-cell office:value-type="string">
            <text:p>UML – Classes and Relations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MultipleInheritance</text:p>
          </table:table-cell>
          <table:table-cell office:value-type="string">
            <text:p>Multiple Inheritance and Virtual Base Classe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DiamondShapedInheritance</text:p>
          </table:table-cell>
          <table:table-cell office:value-type="string">
            <text:p>Diamond-Shaped Inheritance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Example-ClassDesign</text:p>
          </table:table-cell>
          <table:table-cell office:value-type="string">
            <text:p>Examples – Classes and Relatio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STL-SequenceContainers</text:p>
          </table:table-cell>
          <table:table-cell office:value-type="string">
            <text:p>STL – Sequence Container Classe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TL-ContainerIterators</text:p>
          </table:table-cell>
          <table:table-cell office:value-type="string">
            <text:p>STL – Container Iterators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STL-IteratorDetails</text:p>
          </table:table-cell>
          <table:table-cell office:value-type="string">
            <text:p>STL – Iterator Detail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STL-AssociativeContainers</text:p>
          </table:table-cell>
          <table:table-cell office:value-type="string">
            <text:p>STL – Associative Container Classes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STL-IteratorCategories</text:p>
          </table:table-cell>
          <table:table-cell office:value-type="string">
            <text:p>STL – Iterator Categories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STL-IteratorUsages</text:p>
          </table:table-cell>
          <table:table-cell office:value-type="string">
            <text:p>STL – Iterator Usages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TemplateBasics</text:p>
          </table:table-cell>
          <table:table-cell office:value-type="string">
            <text:p>Template Basics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ReducingCodeBloat</text:p>
          </table:table-cell>
          <table:table-cell office:value-type="string">
            <text:p>Reducing Code Bloa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Example-OpenClosePrinciple</text:p>
          </table:table-cell>
          <table:table-cell office:value-type="string">
            <text:p>Example – “Open Close”-Principle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ExceptionBasics</text:p>
          </table:table-cell>
          <table:table-cell office:value-type="string">
            <text:p>Exception Basics</text:p>
          </table:table-cell>
          <table:table-cell table:number-columns-repeated="5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xceptionDetails</text:p>
          </table:table-cell>
          <table:table-cell office:value-type="string">
            <text:p>Exception Details</text:p>
          </table:table-cell>
          <table:table-cell table:number-columns-repeated="5"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ResourceManagement</text:p>
          </table:table-cell>
          <table:table-cell office:value-type="string">
            <text:p>Classic Resource Management vs. RAII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martPointers</text:p>
          </table:table-cell>
          <table:table-cell office:value-type="string">
            <text:p>Smart Pointer Comparison</text:p>
          </table:table-cell>
          <table:table-cell table:number-columns-repeated="6"/>
          <table:table-cell office:value-type="float" office:value="2">
            <text:p>2</text:p>
          </table:table-cell>
        </table:table-row>
      </table:table>
      <table:named-expressions/>
      <table:database-ranges>
        <table:database-range table:name="__Anonymous_Sheet_DB__1" table:target-range-address="ByTitle.A2:ByTitle.I2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yChapter.A2:ByChapter.I27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border="none" fo:padding="0cm" style:shadow="none" fo:background-color="transparent" style:scale-to-X="1" style:scale-to-Y="1" style:table-centering="horizontal" style:writing-mode="lr-tb" style:print="charts drawings grid objects zero-values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8pt"/>
    </style:style>
  </office:automatic-styles>
  <office:master-styles>
    <style:master-page style:name="Default" style:page-layout-name="Mpm1">
      <style:header>
        <text:p><text:span text:style-name="MT1">Info Graphics Overview</text:span></text:p>
      </style:header>
      <style:header-left style:display="false"/>
      <style:footer>
        <style:region-left>
          <text:p><text:sheet-name>???</text:sheet-name></text:p>
        </style:region-left>
        <style:region-right>
          <text:p><text:date style:data-style-name="N2" text:date-value="2014-02-05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(Synopoly)</meta:initial-creator>
    <meta:creation-date>2014-02-04T18:53:04.094071097</meta:creation-date>
    <dc:date>2014-02-05T22:42:42</dc:date>
    <dc:creator>Martin (Synopoly)</dc:creator>
    <meta:editing-duration>PT11H50M53S</meta:editing-duration>
    <meta:editing-cycles>8</meta:editing-cycles>
    <meta:generator>LibreOffice/3.5$Linux_X86_64 LibreOffice_project/350m1$Build-2</meta:generator>
    <meta:printed-by>Martin (Synopoly)</meta:printed-by>
    <meta:print-date>2014-02-05T06:58:35.995911834</meta:print-date>
    <meta:document-statistic meta:table-count="3" meta:cell-count="261" meta:object-count="0"/>
  </office:meta>
</office:document-meta>
</file>